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" svg:font-family="Tahoma, 'Sans Serif', Arial"/>
    <style:font-face style:name="normal arial" svg:font-family="'normal arial', sans-serif"/>
    <style:font-face style:name="DejaVu Sans1" svg:font-family="'DejaVu Sans'" style:font-family-generic="swiss"/>
    <style:font-face style:name="Open Sans" svg:font-family="'Open Sans'" style:font-family-generic="swiss"/>
    <style:font-face style:name="Open Sans2" svg:font-family="'Open Sans'" style:font-adornments="Regular" style:font-family-generic="swiss"/>
    <style:font-face style:name="Open Sans Semibold2" svg:font-family="'Open Sans Semibold'" style:font-adornments="Semibold" style:font-family-generic="swiss"/>
    <style:font-face style:name="Liberation Serif" svg:font-family="'Liberation Serif'" style:font-family-generic="roman" style:font-pitch="variable"/>
    <style:font-face style:name="Open Sans3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Semibold1" svg:font-family="'Open Sans Semibold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Skills" style:family="table">
      <style:table-properties style:width="6.9271in" fo:margin-left="0in" table:align="left"/>
    </style:style>
    <style:style style:name="Skills.A" style:family="table-column">
      <style:table-column-properties style:column-width="1.4063in"/>
    </style:style>
    <style:style style:name="Skills.B" style:family="table-column">
      <style:table-column-properties style:column-width="5.5208in"/>
    </style:style>
    <style:style style:name="Skills.A1" style:family="table-cell">
      <style:table-cell-properties fo:padding="0in" fo:border="none"/>
    </style:style>
    <style:style style:name="P1" style:family="paragraph" style:parent-style-name="Standard">
      <style:paragraph-properties fo:text-align="center" style:justify-single-word="false"/>
      <style:text-properties officeooo:paragraph-rsid="0001d526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Job_20_Description">
      <style:text-properties officeooo:paragraph-rsid="0004688e"/>
    </style:style>
    <style:style style:name="P4" style:family="paragraph" style:parent-style-name="Text_20_body">
      <style:text-properties officeooo:rsid="0001d526" style:font-name-asian="WenQuanYi Zen Hei Sharp" style:font-name-complex="DejaVu Sans"/>
    </style:style>
    <style:style style:name="P5" style:family="paragraph" style:parent-style-name="Heading_20_1">
      <style:paragraph-properties fo:text-align="center" style:justify-single-word="false"/>
      <style:text-properties officeooo:rsid="0001d526"/>
    </style:style>
    <style:style style:name="P6" style:family="paragraph" style:parent-style-name="Heading_20_2">
      <style:text-properties officeooo:rsid="0001d526" style:font-name-asian="WenQuanYi Zen Hei Sharp" style:font-name-complex="DejaVu Sans"/>
    </style:style>
    <style:style style:name="P7" style:family="paragraph" style:parent-style-name="Heading_20_2">
      <style:text-properties officeooo:rsid="0001d526" officeooo:paragraph-rsid="0001d526" style:font-name-asian="WenQuanYi Zen Hei Sharp" style:font-name-complex="DejaVu Sans"/>
    </style:style>
    <style:style style:name="P8" style:family="paragraph" style:parent-style-name="Heading_20_2">
      <style:text-properties officeooo:rsid="0004688e" officeooo:paragraph-rsid="0004688e" style:font-name-asian="WenQuanYi Zen Hei Sharp" style:font-name-complex="DejaVu Sans"/>
    </style:style>
    <style:style style:name="P9" style:family="paragraph" style:parent-style-name="Table_20_Contents">
      <style:text-properties fo:font-weight="bold" officeooo:rsid="0001d526" style:font-weight-asian="bold" style:font-weight-complex="bold"/>
    </style:style>
    <style:style style:name="P10" style:family="paragraph" style:parent-style-name="Table_20_Contents">
      <style:text-properties officeooo:rsid="0001d526" officeooo:paragraph-rsid="0001d526"/>
    </style:style>
    <style:style style:name="P11" style:family="paragraph" style:parent-style-name="Job_20_Title">
      <style:text-properties officeooo:rsid="0004688e" officeooo:paragraph-rsid="0004688e" style:font-name-asian="WenQuanYi Zen Hei Sharp" style:font-name-complex="DejaVu Sans"/>
    </style:style>
    <style:style style:name="P12" style:family="paragraph" style:parent-style-name="Job_20_Description">
      <style:text-properties officeooo:paragraph-rsid="000d1001"/>
    </style:style>
    <style:style style:name="P13" style:family="paragraph" style:parent-style-name="Job_20_Description">
      <style:text-properties officeooo:paragraph-rsid="0003d456"/>
    </style:style>
    <style:style style:name="T1" style:family="text">
      <style:text-properties style:font-name="Open Sans" fo:font-size="12pt" fo:font-weight="normal" officeooo:rsid="0001d526" style:font-name-asian="Open Sans" style:font-size-asian="10.5pt" style:font-weight-asian="normal" style:font-name-complex="Open Sans" style:font-size-complex="12pt" style:font-weight-complex="normal"/>
    </style:style>
    <style:style style:name="T2" style:family="text">
      <style:text-properties style:font-name="Open Sans3" fo:font-size="12pt" fo:font-weight="normal" officeooo:rsid="0001d526" style:font-name-asian="WenQuanYi Zen Hei Sharp" style:font-size-asian="10.5pt" style:font-weight-asian="normal" style:font-name-complex="DejaVu Sans" style:font-size-complex="12pt" style:font-weight-complex="normal"/>
    </style:style>
    <style:style style:name="T3" style:family="text">
      <style:text-properties style:font-name="Open Sans3" fo:font-size="12pt" fo:font-weight="normal" officeooo:rsid="0004688e" style:font-name-asian="WenQuanYi Zen Hei Sharp" style:font-size-asian="10.5pt" style:font-weight-asian="normal" style:font-name-complex="DejaVu Sans" style:font-size-complex="12pt" style:font-weight-complex="normal"/>
    </style:style>
    <style:style style:name="T4" style:family="text">
      <style:text-properties officeooo:rsid="0001d526" style:font-name-asian="WenQuanYi Zen Hei Sharp" style:font-name-complex="DejaVu Sans"/>
    </style:style>
    <style:style style:name="T5" style:family="text">
      <style:text-properties officeooo:rsid="0003d456" style:font-name-asian="WenQuanYi Zen Hei Sharp" style:font-name-complex="DejaVu Sans"/>
    </style:style>
    <style:style style:name="T6" style:family="text">
      <style:text-properties officeooo:rsid="0004688e" style:font-name-asian="WenQuanYi Zen Hei Sharp" style:font-name-complex="DejaVu Sans"/>
    </style:style>
    <style:style style:name="T7" style:family="text">
      <style:text-properties officeooo:rsid="00062f7d" style:font-name-asian="WenQuanYi Zen Hei Sharp" style:font-name-complex="DejaVu Sans"/>
    </style:style>
    <style:style style:name="T8" style:family="text">
      <style:text-properties officeooo:rsid="000677f3" style:font-name-asian="WenQuanYi Zen Hei Sharp" style:font-name-complex="DejaVu Sans"/>
    </style:style>
    <style:style style:name="T9" style:family="text">
      <style:text-properties officeooo:rsid="000d1001" style:font-name-asian="WenQuanYi Zen Hei Sharp" style:font-name-complex="DejaVu Sans"/>
    </style:style>
    <style:style style:name="T10" style:family="text">
      <style:text-properties officeooo:rsid="000e846b" style:font-name-asian="WenQuanYi Zen Hei Sharp" style:font-name-complex="DejaVu Sans"/>
    </style:style>
    <style:style style:name="T11" style:family="text">
      <style:text-properties officeooo:rsid="000f6f38" style:font-name-asian="WenQuanYi Zen Hei Sharp" style:font-name-complex="DejaVu Sans"/>
    </style:style>
    <style:style style:name="T12" style:family="text">
      <style:text-properties fo:color="#000000" style:font-name="Open Sans3" fo:font-size="12pt" style:text-underline-style="none" fo:font-weight="normal" officeooo:rsid="0001d526" style:font-size-asian="10.5pt" style:font-weight-asian="normal" style:font-size-complex="12pt" style:font-weight-complex="normal"/>
    </style:style>
    <style:style style:name="T13" style:family="text">
      <style:text-properties fo:color="#000000" style:font-name="Open Sans3" fo:font-size="12pt" fo:font-weight="normal" officeooo:rsid="0001d526" style:font-size-asian="10.5pt" style:font-weight-asian="normal" style:font-size-complex="12pt" style:font-weight-complex="normal"/>
    </style:style>
    <style:style style:name="T14" style:family="text">
      <style:text-properties fo:color="#000000" style:font-name="Open Sans3" fo:font-size="12pt" fo:font-style="italic" style:text-underline-style="none" fo:font-weight="normal" officeooo:rsid="0001d526" style:font-name-asian="WenQuanYi Zen Hei Sharp" style:font-size-asian="10.5pt" style:font-style-asian="italic" style:font-weight-asian="normal" style:font-name-complex="DejaVu Sans" style:font-size-complex="12pt" style:font-style-complex="italic" style:font-weight-complex="normal"/>
    </style:style>
    <style:style style:name="T15" style:family="text">
      <style:text-properties fo:color="#000000" style:font-name="Open Sans3" fo:font-size="12pt" fo:font-style="normal" style:text-underline-style="none" fo:font-weight="normal" officeooo:rsid="0001d526" style:font-name-asian="WenQuanYi Zen Hei Sharp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16" style:family="text">
      <style:text-properties fo:color="#000000" fo:font-style="italic" style:text-underline-style="none" officeooo:rsid="0004688e" style:font-name-asian="WenQuanYi Zen Hei Sharp" style:font-style-asian="italic" style:font-name-complex="DejaVu Sans" style:font-style-complex="italic"/>
    </style:style>
    <style:style style:name="T17" style:family="text">
      <style:text-properties fo:color="#000000" fo:font-style="italic" style:text-underline-style="none" style:font-style-asian="italic" style:font-style-complex="italic"/>
    </style:style>
    <style:style style:name="T18" style:family="text">
      <style:text-properties fo:color="#000000" fo:font-style="italic" style:font-style-asian="italic" style:font-style-complex="italic"/>
    </style:style>
    <style:style style:name="T19" style:family="text">
      <style:text-properties fo:color="#000000"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color="#000000" fo:font-style="normal" style:text-underline-style="none" style:font-style-asian="normal" style:font-style-complex="normal"/>
    </style:style>
    <style:style style:name="T21" style:family="text">
      <style:text-properties style:text-position="super 58%" officeooo:rsid="0004688e" style:font-name-asian="WenQuanYi Zen Hei Sharp" style:font-name-complex="DejaVu Sans"/>
    </style:style>
    <style:style style:name="T22" style:family="text">
      <style:text-properties style:font-name="Open Sans2" officeooo:rsid="000d1001" style:font-name-asian="Open Sans2" style:font-name-complex="Open Sans2"/>
    </style:style>
    <style:style style:name="T23" style:family="text">
      <style:text-properties style:font-name="Open Sans1" officeooo:rsid="000d1001" style:font-name-asian="WenQuanYi Zen Hei Sharp" style:font-name-complex="DejaVu Sans"/>
    </style:style>
    <style:style style:name="T24" style:family="text">
      <style:text-properties fo:font-variant="normal" fo:text-transform="none" fo:color="#000000" style:font-name="Open Sans1" fo:font-size="8.25pt" fo:letter-spacing="normal" fo:font-style="normal" fo:font-weight="normal" officeooo:rsid="000d1001" style:font-name-asian="WenQuanYi Zen Hei Sharp" style:font-name-complex="DejaVu Sans"/>
    </style:style>
    <style:style style:name="T25" style:family="text">
      <style:text-properties fo:font-variant="normal" fo:text-transform="none" fo:color="#777777" style:font-name="normal arial" fo:font-size="9pt" fo:letter-spacing="normal" fo:font-style="normal" fo:font-weight="normal" officeooo:rsid="000d1001" style:font-name-asian="WenQuanYi Zen Hei Sharp" style:font-name-complex="DejaVu Sans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0e846b" style:font-style-asian="italic" style:font-style-complex="italic"/>
    </style:style>
    <style:style style:name="T28" style:family="text">
      <style:text-properties fo:font-style="italic" style:text-underline-style="none" style:font-style-asian="italic" style:font-style-complex="italic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none"/>
    </style:style>
    <style:style style:name="T31" style:family="text">
      <style:text-properties fo:font-weight="bold" officeooo:rsid="000d1001" style:font-name-asian="WenQuanYi Zen Hei Sharp" style:font-weight-asian="bold" style:font-name-complex="DejaVu Sans" style:font-weight-complex="bold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0e846b" style:font-style-asian="normal" style:font-style-complex="normal"/>
    </style:style>
    <style:style style:name="T34" style:family="text">
      <style:text-properties fo:font-style="normal" style:text-underline-style="none" style:font-style-asian="normal" style:font-style-complex="normal"/>
    </style:style>
    <style:style style:name="T35" style:family="text">
      <style:text-properties fo:font-weight="normal" officeooo:rsid="000d1001" style:font-name-asian="WenQuanYi Zen Hei Sharp" style:font-weight-asian="normal" style:font-name-complex="DejaVu Sans" style:font-weight-complex="normal"/>
    </style:style>
    <style:style style:name="T36" style:family="text">
      <style:text-properties officeooo:rsid="000e846b"/>
    </style:style>
    <style:style style:name="T37" style:family="text">
      <style:text-properties style:font-name="Open Sans Semibold1" fo:font-weight="normal" officeooo:rsid="000d1001" style:font-name-asian="WenQuanYi Zen Hei Sharp" style:font-weight-asian="normal" style:font-name-complex="DejaVu Sans" style:font-weight-complex="normal"/>
    </style:style>
    <style:style style:name="T38" style:family="text">
      <style:text-properties style:font-name="Open Sans Semibold" fo:font-weight="bold" officeooo:rsid="000d1001" style:font-name-asian="WenQuanYi Zen Hei Sharp" style:font-weight-asian="bold" style:font-name-complex="DejaVu Sans" style:font-weight-complex="bold"/>
    </style:style>
    <style:style style:name="T39" style:family="text">
      <style:text-properties style:font-name="Open Sans Semibold2" officeooo:rsid="000e846b" style:font-name-asian="Open Sans Semibold2" style:font-name-complex="Open Sans Semibold2"/>
    </style:style>
    <style:style style:name="T40" style:family="text">
      <style:text-properties officeooo:rsid="000f6f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John Sullivan</text:h>
      <text:p text:style-name="P1"><text:a xlink:type="simple" xlink:href="mailto:jsull003@ucr.edu"><text:span text:style-name="T12">jsull003@ucr.edu</text:span></text:a><text:span text:style-name="T13"> </text:span><text:span text:style-name="T1">•</text:span><text:span text:style-name="T2"> </text:span><text:span text:style-name="T3">Portfolio at </text:span><text:a xlink:type="simple" xlink:href="http://www.johnsullivan.name/"><text:span text:style-name="T14">www.johnsullivan.name</text:span></text:a></text:p>
      <text:h text:style-name="P6" text:outline-level="2">Objective</text:h>
      <text:p text:style-name="P4">A software development internship, with a medium sized team of developers, that involves responsibilities and freedoms normally found in a full time position.</text:p>
      <text:h text:style-name="P7" text:outline-level="2">Technologies</text:h>
      <text:p text:style-name="Text_20_body">Here are some technologies that I have had a strong history with, and would love to work with professionally in the future. <text:span text:style-name="T33">Listed in no particular order.</text:span></text:p>
      <table:table table:name="Skills" table:style-name="Skills">
        <table:table-column table:style-name="Skills.A"/>
        <table:table-column table:style-name="Skills.B"/>
        <table:table-row>
          <table:table-cell table:style-name="Skills.A1" office:value-type="string">
            <text:p text:style-name="P2">Languages</text:p>
          </table:table-cell>
          <table:table-cell table:style-name="Skills.A1" office:value-type="string">
            <text:p text:style-name="Table_20_Contents">Python, C, C++, C#, JavaScript</text:p>
          </table:table-cell>
        </table:table-row>
        <table:table-row>
          <table:table-cell table:style-name="Skills.A1" office:value-type="string">
            <text:p text:style-name="P2">Libraries</text:p>
          </table:table-cell>
          <table:table-cell table:style-name="Skills.A1" office:value-type="string">
            <text:p text:style-name="Table_20_Contents">Flask, WPF, SDL, jQuery, mongoengine, Requests</text:p>
          </table:table-cell>
        </table:table-row>
      </table:table>
      <text:h text:style-name="P7" text:outline-level="2">Work History</text:h>
      <text:list xml:id="list11242463901" text:style-name="List_20_1">
        <text:list-item>
          <text:p text:style-name="Job_20_Title">JetHead Development, Inc: Software Engineer <text:span text:style-name="T39">[</text:span>Summers of 2012 and 2013<text:span text:style-name="T36">]</text:span></text:p>
        </text:list-item>
      </text:list>
      <text:p text:style-name="Job_20_Description"><text:span text:style-name="T4">During my </text:span><text:span text:style-name="T5">two internships a</text:span><text:span text:style-name="T4">t JetHead </text:span><text:span text:style-name="T5">I was </text:span><text:span text:style-name="T11">just about</text:span><text:span text:style-name="T9"> solely </text:span><text:span text:style-name="T5">responsible for implementing <text:s/></text:span><text:span text:style-name="T9">a new closed captioning implementation for their set top boxes, as well as helping with bug fixes and various new features.</text:span></text:p>
      <text:p text:style-name="P12"><text:span text:style-name="T37">Reference:</text:span><text:span text:style-name="T9"> Teeto Cheema </text:span><text:span text:style-name="T22">(</text:span><text:span text:style-name="T23">Software Lead)</text:span>,<text:span text:style-name="T34"> </text:span><text:a xlink:type="simple" xlink:href="mailto:tcheema@jetheaddev.com?subject=Regarding John Sullivan"><text:span text:style-name="T20">tcheema@jetheaddev.com</text:span></text:a></text:p>
      <text:list xml:id="list213919144" text:continue-numbering="true" text:style-name="List_20_1">
        <text:list-item>
          <text:p text:style-name="Job_20_Title">UC Riverside: Supplemental Instruction Leader [Jan 2011 to Present]</text:p>
        </text:list-item>
      </text:list>
      <text:p text:style-name="P13"><text:span text:style-name="T5">As an SI Leader I have had the opportunity to convince Freshman college students that Computer Science is an amazing discipline while helping them </text:span><text:span text:style-name="T8">learn </text:span><text:span text:style-name="T5">their craft. I am now a Mentor </text:span><text:span text:style-name="T8">and </text:span><text:span text:style-name="T5">responsible for training my fellow SI Leaders to engage and support students </text:span><text:span text:style-name="T8">along with my normal duties</text:span><text:span text:style-name="T5">.</text:span></text:p>
      <text:p text:style-name="P12"><text:span text:style-name="T38">Reference:</text:span><text:span text:style-name="T9"> Ali Sadaat (</text:span><text:span text:style-name="T10">SI Program Coordinator</text:span><text:span text:style-name="T9">)</text:span>,<text:span text:style-name="T32"> </text:span><text:a xlink:type="simple" xlink:href="mailto:ali.saadat@ucr.edu?subject=Regarding John Sullivan"><text:span text:style-name="T20">ali.saadat@ucr.edu</text:span></text:a></text:p>
      <text:h text:style-name="P8" text:outline-level="2">Education</text:h>
      <text:list xml:id="list334775245" text:continue-numbering="true" text:style-name="List_20_1">
        <text:list-item>
          <text:p text:style-name="P11">University of California, Riverside</text:p>
        </text:list-item>
      </text:list>
      <text:p text:style-name="P3"><text:span text:style-name="T6">Currently attending as a 4</text:span><text:span text:style-name="T21">th</text:span>-<text:span text:style-name="T6">year Junior in Computer Science. 3.155 Cumulative GPA.</text:span></text:p>
      <text:list xml:id="list524266733" text:continue-numbering="true" text:style-name="List_20_1">
        <text:list-item>
          <text:p text:style-name="P11">Self-Taught</text:p>
        </text:list-item>
      </text:list>
      <text:p text:style-name="P3"><text:span text:style-name="T6">Began programming in 3</text:span><text:span text:style-name="T21">rd</text:span><text:span text:style-name="T6"> grade and have been actively exploring </text:span><text:span text:style-name="T7">software engineering</text:span><text:span text:style-name="T6"> ever since. See </text:span><text:a xlink:type="simple" xlink:href="http://johnsullivan.name/about.htm"><text:span text:style-name="T16">johnsullivan.name/about.htm</text:span></text:a><text:span text:style-name="T6"> for the full sto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" svg:font-family="Tahoma, 'Sans Serif', Arial"/>
    <style:font-face style:name="normal arial" svg:font-family="'normal arial', sans-serif"/>
    <style:font-face style:name="DejaVu Sans1" svg:font-family="'DejaVu Sans'" style:font-family-generic="swiss"/>
    <style:font-face style:name="Open Sans" svg:font-family="'Open Sans'" style:font-family-generic="swiss"/>
    <style:font-face style:name="Open Sans2" svg:font-family="'Open Sans'" style:font-adornments="Regular" style:font-family-generic="swiss"/>
    <style:font-face style:name="Open Sans Semibold2" svg:font-family="'Open Sans Semibold'" style:font-adornments="Semibold" style:font-family-generic="swiss"/>
    <style:font-face style:name="Liberation Serif" svg:font-family="'Liberation Serif'" style:font-family-generic="roman" style:font-pitch="variable"/>
    <style:font-face style:name="Open Sans3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Semibold1" svg:font-family="'Open Sans Semibold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auto-update="true" style:class="text">
      <style:paragraph-properties fo:margin-top="0.1665in" fo:margin-bottom="0.0835in" style:contextual-spacing="false" fo:keep-with-next="always"/>
      <style:text-properties style:font-name="Open Sans1" fo:font-size="14pt" fo:font-weight="bold" style:font-name-asian="WenQuanYi Zen Hei Sharp" style:font-size-asian="14pt" style:font-weight-asian="normal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Open Sans1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Open Sans1" style:font-size-asian="10.5pt" style:font-weight-asian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Job_20_Title" style:display-name="Job Title" style:family="paragraph" style:parent-style-name="Heading" style:next-style-name="Job_20_Description" style:auto-update="true" style:list-style-name="List_20_1" style:class="text" style:master-page-name="">
      <style:paragraph-properties fo:margin-top="0.1098in" fo:margin-bottom="0.0402in" style:contextual-spacing="false" style:page-number="auto"/>
      <style:text-properties style:font-name="Open Sans Semibold" fo:font-size="12pt" fo:font-style="normal" fo:font-weight="600" style:font-size-asian="10.5pt"/>
    </style:style>
    <style:style style:name="Job_20_Description" style:display-name="Job Description" style:family="paragraph" style:parent-style-name="Text_20_body" style:next-style-name="Job_20_Title" style:auto-update="true" style:class="text" style:master-page-name="">
      <style:paragraph-properties fo:margin-left="0.1799in" fo:margin-right="0in" fo:text-indent="0in" style:auto-text-indent="false" style:page-number="auto"/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ullivan</meta:initial-creator>
    <meta:creation-date>2013-09-20T16:49:31</meta:creation-date>
    <dc:date>2013-09-21T13:25:24</dc:date>
    <dc:creator>John Sullivan</dc:creator>
    <meta:editing-duration>PT52M20S</meta:editing-duration>
    <meta:editing-cycles>5</meta:editing-cycles>
    <meta:generator>LibreOffice/3.6$Linux_X86_64 LibreOffice_project/360m1$Build-2</meta:generator>
    <meta:document-statistic meta:table-count="1" meta:image-count="0" meta:object-count="0" meta:page-count="1" meta:paragraph-count="22" meta:word-count="233" meta:character-count="1568" meta:non-whitespace-character-count="1360"/>
  </office:meta>
</office:document-meta>
</file>